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8e3f" officeooo:paragraph-rsid="000d8e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mundit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07:33:15.099022264</meta:creation-date>
    <dc:date>2023-10-24T07:34:15.024925302</dc:date>
    <meta:editing-duration>PT21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7.3.7.2$Linux_X86_64 LibreOffice_project/30$Build-2</meta:generator>
  </office:meta>
</office:document-meta>
</file>